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SCENE PLAN AND INSTRUCTIONS</text:title></text:p>
      <text:p text:style-name="OrgTitle"/>
      <text:p text:style-name="OrgSubtitle"><text:initial-creator>Iannis Zannos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25665c4">1. Performers names</text:a></text:p>
          <text:p text:style-name="Contents_20_2"><text:a xlink:type="simple" xlink:href="#orgdb13dcd">1.1. Corfu</text:a></text:p>
          <text:p text:style-name="Contents_20_2"><text:a xlink:type="simple" xlink:href="#orga90fe4c">1.2. Nafplion</text:a></text:p>
          <text:p text:style-name="Contents_20_1"><text:a xlink:type="simple" xlink:href="#org8299aaa">2. Sensor Allocation</text:a></text:p>
          <text:p text:style-name="Contents_20_2"><text:a xlink:type="simple" xlink:href="#org69bb6b5">2.1. Sensor allocation for Corfu</text:a></text:p>
          <text:p text:style-name="Contents_20_2"><text:a xlink:type="simple" xlink:href="#org7a1327a">2.2. Sensor allocation for Nafplion:</text:a></text:p>
          <text:p text:style-name="Contents_20_1"><text:a xlink:type="simple" xlink:href="#orga20912e">3. Scene 1: 3 Dialogs (10 minutes)</text:a></text:p>
          <text:p text:style-name="Contents_20_1"><text:a xlink:type="simple" xlink:href="#org64a3543">4. Scene 2: 2 Rhythms (7 minutes)</text:a></text:p>
          <text:p text:style-name="Contents_20_2"><text:a xlink:type="simple" xlink:href="#org8b6084f">4.1. Scene 2, Part 1 sounds</text:a></text:p>
          <text:p text:style-name="Contents_20_2"><text:a xlink:type="simple" xlink:href="#org3391fe7">4.2. Scene 2, Part 2 sensors and sounds:</text:a></text:p>
          <text:p text:style-name="Contents_20_1"><text:a xlink:type="simple" xlink:href="#orgbf81dbd">5. Scene 3: Duel (10 minutes!)</text:a></text:p>
          <text:p text:style-name="Contents_20_2"><text:a xlink:type="simple" xlink:href="#orgc935a90">5.1. Introductory early notes</text:a></text:p>
          <text:p text:style-name="Contents_20_2"><text:a xlink:type="simple" xlink:href="#org9a3d43c">5.2. Scene parts</text:a></text:p>
          <text:p text:style-name="Contents_20_1"><text:a xlink:type="simple" xlink:href="#orgd1e8595">6. Scene 4</text:a></text:p>
        </text:index-body>
      </text:table-of-content>
      <text:h text:style-name="Heading_20_1" text:outline-level="1" text:is-list-header="false">
<text:bookmark-start text:name="OrgXref.org25665c4"/>
<text:bookmark text:name="org25665c4"/>Performers names
<text:bookmark-end text:name="OrgXref.org25665c4"/></text:h>
      <text:h text:style-name="Heading_20_2" text:outline-level="2" text:is-list-header="false">
<text:bookmark-start text:name="OrgXref.orgdb13dcd"/>
<text:bookmark text:name="orgdb13dcd"/>Corfu
<text:bookmark-end text:name="OrgXref.orgdb13dcd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1. Elli Lymperopoulou</text:p>
              </table:table-cell>
              <table:table-cell table:style-name="OrgTblCellT">
                <text:p text:style-name="OrgTableContentsLeft">Ελλη Λυμπεροπούλου</text:p>
              </table:table-cell>
            </table:table-row>
            <table:table-row>
              <table:table-cell table:style-name="OrgTblCell">
                <text:p text:style-name="OrgTableContentsLeft">2. Niki  Matzona</text:p>
              </table:table-cell>
              <table:table-cell table:style-name="OrgTblCell">
                <text:p text:style-name="OrgTableContentsLeft">Νική Ματζώνα</text:p>
              </table:table-cell>
            </table:table-row>
            <table:table-row>
              <table:table-cell table:style-name="OrgTblCellB">
                <text:p text:style-name="OrgTableContentsLeft">3. Xenia Kitzoglou</text:p>
              </table:table-cell>
              <table:table-cell table:style-name="OrgTblCellB">
                <text:p text:style-name="OrgTableContentsLeft">Ξένια Κιτζόγλου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a90fe4c"/>
<text:bookmark text:name="orga90fe4c"/>Nafplion
<text:bookmark-end text:name="OrgXref.orga90fe4c"/></text:h>
      <text:list text:style-name="OrgNumberedList" text:continue-numbering="false">
        <text:list-item>
          <text:p text:style-name="Text_20_body">Φοίβος-Θεοδόσιος Μεμελετζόγλου
</text:p>
        </text:list-item>
        <text:list-item>
          <text:p text:style-name="Text_20_body">Μαρίνα Παπασταμάτη
</text:p>
        </text:list-item>
        <text:list-item>
          <text:p text:style-name="Text_20_body">Βιργινία-Μέλια Στογιαννίδου
</text:p>
        </text:list-item>
        <text:list-item>
          <text:p text:style-name="Text_20_body">Στεφανία Συμεωνίδου
</text:p>
        </text:list-item>
      </text:list>
      <text:h text:style-name="Heading_20_1" text:outline-level="1" text:is-list-header="false">
<text:bookmark-start text:name="OrgXref.org8299aaa"/>
<text:bookmark text:name="org8299aaa"/>Sensor Allocation
<text:bookmark-end text:name="OrgXref.org8299aaa"/></text:h>
      <text:h text:style-name="Heading_20_2" text:outline-level="2" text:is-list-header="false">
<text:bookmark-start text:name="OrgXref.org69bb6b5"/>
<text:bookmark text:name="org69bb6b5"/>Sensor allocation for Corfu
<text:bookmark-end text:name="OrgXref.org69bb6b5"/></text:h>
      <text:p text:style-name="Text_20_body">Niki: 1, 2
Xenia: 3, 4
</text:p>
      <text:h text:style-name="Heading_20_2" text:outline-level="2" text:is-list-header="false">
<text:bookmark-start text:name="OrgXref.org7a1327a"/>
<text:bookmark text:name="org7a1327a"/>Sensor allocation for Nafplion:
<text:bookmark-end text:name="OrgXref.org7a1327a"/></text:h>
      <text:p text:style-name="Text_20_body">Elli - in part 1: 5, 6
</text:p>
      <text:p text:style-name="Text_20_body">Foivos: 5
Virginia: 6
Marina: 7  // Elli in part 2: sensor 7
Stefania: 8
</text:p>
      <text:p text:style-name="Text_20_body">Elli in part 3: 5, 6
</text:p>
      <text:h text:style-name="Heading_20_1" text:outline-level="1" text:is-list-header="false">
<text:bookmark-start text:name="OrgXref.orga20912e"/>
<text:bookmark text:name="orga20912e"/>Scene 1: 3 Dialogs (10 minutes)
<text:bookmark-end text:name="OrgXref.orga20912e"/></text:h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Dialog name</text:p>
              </table:table-cell>
              <table:table-cell table:style-name="OrgTblCellT">
                <text:p text:style-name="OrgTableContentsLeft">Instruction</text:p>
              </table:table-cell>
              <table:table-cell table:style-name="OrgTblCellT">
                <text:p text:style-name="OrgTableContentsLeft">CFU performer</text:p>
              </table:table-cell>
              <table:table-cell table:style-name="OrgTblCellT">
                <text:p text:style-name="OrgTableContentsLeft">CFU sounds</text:p>
              </table:table-cell>
              <table:table-cell table:style-name="OrgTblCellT">
                <text:p text:style-name="OrgTableContentsLeft">CFU sensors</text:p>
              </table:table-cell>
              <table:table-cell table:style-name="OrgTblCellT">
                <text:p text:style-name="OrgTableContentsLeft">NPL performer</text:p>
              </table:table-cell>
              <table:table-cell table:style-name="OrgTblCellT">
                <text:p text:style-name="OrgTableContentsLeft">NPL Sounds</text:p>
              </table:table-cell>
              <table:table-cell table:style-name="OrgTblCellT">
                <text:p text:style-name="OrgTableContentsLeft">NPL sensors</text:p>
              </table:table-cell>
            </table:table-row>
            <table:table-row>
              <table:table-cell table:style-name="OrgTblCell">
                <text:p text:style-name="OrgTableContentsLeft">Dialog 1 3’</text:p>
              </table:table-cell>
              <table:table-cell table:style-name="OrgTblCell">
                <text:p text:style-name="OrgTableContentsLeft">Dialog Cameras Off</text:p>
              </table:table-cell>
              <table:table-cell table:style-name="OrgTblCell">
                <text:p text:style-name="OrgTableContentsLeft">Niki</text:p>
              </table:table-cell>
              <table:table-cell table:style-name="OrgTblCell">
                <text:p text:style-name="OrgTableContentsLeft">Glass</text:p>
              </table:table-cell>
              <table:table-cell table:style-name="OrgTblCell">
                <text:p text:style-name="OrgTableContentsLeft">3, 4</text:p>
              </table:table-cell>
              <table:table-cell table:style-name="OrgTblCell">
                <text:p text:style-name="OrgTableContentsLeft">Elli</text:p>
              </table:table-cell>
              <table:table-cell table:style-name="OrgTblCell">
                <text:p text:style-name="OrgTableContentsLeft">Shepard</text:p>
              </table:table-cell>
              <table:table-cell table:style-name="OrgTblCell">
                <text:p text:style-name="OrgTableContentsLeft">5, 6</text:p>
              </table:table-cell>
            </table:table-row>
            <table:table-row>
              <table:table-cell table:style-name="OrgTblCell">
                <text:p text:style-name="OrgTableContentsLeft">Dialog 2 3’</text:p>
              </table:table-cell>
              <table:table-cell table:style-name="OrgTblCell">
                <text:p text:style-name="OrgTableContentsLeft">Speed dialog Cameras On</text:p>
              </table:table-cell>
              <table:table-cell table:style-name="OrgTblCell">
                <text:p text:style-name="OrgTableContentsLeft">Niki</text:p>
              </table:table-cell>
              <table:table-cell table:style-name="OrgTblCell">
                <text:p text:style-name="OrgTableContentsLeft">Gun</text:p>
              </table:table-cell>
              <table:table-cell table:style-name="OrgTblCell">
                <text:p text:style-name="OrgTableContentsLeft">3, 4</text:p>
              </table:table-cell>
              <table:table-cell table:style-name="OrgTblCell">
                <text:p text:style-name="OrgTableContentsLeft">Virginia</text:p>
              </table:table-cell>
              <table:table-cell table:style-name="OrgTblCell">
                <text:p text:style-name="OrgTableContentsLeft">Glass</text:p>
              </table:table-cell>
              <table:table-cell table:style-name="OrgTblCell">
                <text:p text:style-name="OrgTableContentsLeft">(5, 6?) 7, 8!</text:p>
              </table:table-cell>
            </table:table-row>
            <table:table-row>
              <table:table-cell table:style-name="OrgTblCellB">
                <text:p text:style-name="OrgTableContentsLeft">Dialog 3 3’</text:p>
              </table:table-cell>
              <table:table-cell table:style-name="OrgTblCellB">
                <text:p text:style-name="OrgTableContentsLeft">Level dialog Cameras On</text:p>
              </table:table-cell>
              <table:table-cell table:style-name="OrgTblCellB">
                <text:p text:style-name="OrgTableContentsLeft">Niki</text:p>
              </table:table-cell>
              <table:table-cell table:style-name="OrgTblCellB">
                <text:p text:style-name="OrgTableContentsLeft">StandardL</text:p>
              </table:table-cell>
              <table:table-cell table:style-name="OrgTblCellB">
                <text:p text:style-name="OrgTableContentsLeft">3, 4</text:p>
              </table:table-cell>
              <table:table-cell table:style-name="OrgTblCellB">
                <text:p text:style-name="OrgTableContentsLeft">Stefania</text:p>
              </table:table-cell>
              <table:table-cell table:style-name="OrgTblCellB">
                <text:p text:style-name="OrgTableContentsLeft">Glass</text:p>
              </table:table-cell>
              <table:table-cell table:style-name="OrgTblCellB">
                <text:p text:style-name="OrgTableContentsLeft">5, 6</text:p>
              </table:table-cell>
            </table:table-row>
          </table:table-rows>
        </table:table>
      </text:section>
      <text:h text:style-name="Heading_20_1" text:outline-level="1" text:is-list-header="false">
<text:bookmark-start text:name="OrgXref.org64a3543"/>
<text:bookmark text:name="org64a3543"/>Scene 2: 2 Rhythms (7 minutes)
<text:bookmark-end text:name="OrgXref.org64a3543"/></text:h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Part</text:p>
              </table:table-cell>
              <table:table-cell table:style-name="OrgTblCellT">
                <text:p text:style-name="OrgTableContentsLeft">Duratrion</text:p>
              </table:table-cell>
              <table:table-cell table:style-name="OrgTblCellT">
                <text:p text:style-name="OrgTableContentsLeft">Corfu</text:p>
              </table:table-cell>
              <table:table-cell table:style-name="OrgTblCellT">
                <text:p text:style-name="OrgTableContentsLeft">Navplion</text:p>
              </table:table-cell>
            </table:table-row>
            <table:table-row>
              <table:table-cell table:style-name="OrgTblCell">
                <text:p text:style-name="OrgTableContentsLeft">Part 1</text:p>
              </table:table-cell>
              <table:table-cell table:style-name="OrgTblCell">
                <text:p text:style-name="OrgTableContentsLeft">3:30’</text:p>
              </table:table-cell>
              <table:table-cell table:style-name="OrgTblCell">
                <text:p text:style-name="OrgTableContentsLeft">Improv</text:p>
              </table:table-cell>
              <table:table-cell table:style-name="OrgTblCell">
                <text:p text:style-name="OrgTableContentsLeft">Rhythm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Virginia, Stefania, Foivos, Marina <text:span text:style-name="Emphasis">/ Corfu /</text:span> -Marina-Stefania / -Foivos -Virginia</text:p>
              </table:table-cell>
            </table:table-row>
            <table:table-row>
              <table:table-cell table:style-name="OrgTblCellB">
                <text:p text:style-name="OrgTableContentsLeft">Part 2</text:p>
              </table:table-cell>
              <table:table-cell table:style-name="OrgTblCellB">
                <text:p text:style-name="OrgTableContentsLeft">5’</text:p>
              </table:table-cell>
              <table:table-cell table:style-name="OrgTblCellB">
                <text:p text:style-name="OrgTableContentsLeft">Rhythm</text:p>
              </table:table-cell>
              <table:table-cell table:style-name="OrgTblCellB">
                <text:p text:style-name="OrgTableContentsLeft">Improv duets: Virginia, Foivos (Iannis) and Elli, Stefania (Takumi)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8b6084f"/>
<text:bookmark text:name="org8b6084f"/>Scene 2, Part 1 sounds
<text:bookmark-end text:name="OrgXref.org8b6084f"/></text:h>
      <text:list text:style-name="OrgBulletedList" text:continue-numbering="false">
        <text:list-item>
          <text:p text:style-name="Text_20_body">Navplion: Simple rhythm pattern with simple sine tones.
</text:p>
        </text:list-item>
        <text:list-item>
          <text:p text:style-name="Text_20_body">Corfu: Improvisaiont with simple sine tones (or partly later also more complex sounds?)
</text:p>
        </text:list-item>
      </text:list>
      <text:h text:style-name="Heading_20_2" text:outline-level="2" text:is-list-header="false">
<text:bookmark-start text:name="OrgXref.org3391fe7"/>
<text:bookmark text:name="org3391fe7"/>Scene 2, Part 2 sensors and sounds:
<text:bookmark-end text:name="OrgXref.org3391fe7"/></text:h>
      <text:list text:style-name="OrgBulletedList" text:continue-numbering="false">
        <text:list-item>
          <text:p text:style-name="Text_20_body">Corfu: Simple rhythm pattern with simple sine tones.
</text:p>
        </text:list-item>
        <text:list-item>
          <text:p text:style-name="Text_20_body">Navplion: Improvisation duets as follows:
</text:p>
          <text:list text:style-name="OrgBulletedList" text:continue-numbering="true">
            <text:list-item>
              <text:p text:style-name="Text_20_body">Virginia sensor 6, Foivos sensor 5: Iannis Zannos fixed sounds (as rehearsed till now).
</text:p>
            </text:list-item>
            <text:list-item>
              <text:p text:style-name="Text_20_body">Elli sensor 7, Stefania sensor 8: Takumi Ikeda free live coding sounds.
</text:p>
            </text:list-item>
          </text:list>
        </text:list-item>
      </text:list>
      <text:h text:style-name="Heading_20_1" text:outline-level="1" text:is-list-header="false">
<text:bookmark-start text:name="OrgXref.orgbf81dbd"/>
<text:bookmark text:name="orgbf81dbd"/>Scene 3: Duel (10 minutes!)
<text:bookmark-end text:name="OrgXref.orgbf81dbd"/></text:h>
      <text:h text:style-name="Heading_20_2" text:outline-level="2" text:is-list-header="false">
<text:bookmark-start text:name="OrgXref.orgc935a90"/>
<text:bookmark text:name="orgc935a90"/>Introductory early notes
<text:bookmark-end text:name="OrgXref.orgc935a90"/></text:h>
      <text:p text:style-name="Text_20_body">TEXT INSTRUCTIONS URGENT!!!!!!!!
</text:p>
      <text:p text:style-name="Text_20_body">Formal strategy model: Concerto Grosso. “Tutti - Concertino i.e. Duet or Solo”.
</text:p>
      <text:p text:style-name="Text_20_body">CHOREOGRAPHIC DIRECTION:
</text:p>
      <text:p text:style-name="Text_20_body">CFU: Hari Marini
NPL: Stella Dimitrakopoulou
</text:p>
      <text:p text:style-name="Text_20_body">Material: Single sine tones.
Method:
NPL: 4 persons, sensors 5, 6, 7, 8.  Note on - off through z parameter
CFU: Niki, Xenia, <text:span text:style-name="Bold">Takumi Ikeda Live coding</text:span>.
</text:p>
      <text:h text:style-name="Heading_20_2" text:outline-level="2" text:is-list-header="false">
<text:bookmark-start text:name="OrgXref.org9a3d43c"/>
<text:bookmark text:name="org9a3d43c"/>Scene parts
<text:bookmark-end text:name="OrgXref.org9a3d43c"/></text:h>
      <text:p text:style-name="Text_20_body">Sounds:
Navplion: Simple tones
Corfu: Live Coding TI.  Sensors 1, 2, 3, 4
</text:p>
      <text:list text:style-name="OrgNumberedList" text:continue-numbering="false">
        <text:list-item>
          <text:p text:style-name="Text_20_body">2’ Virginia, Stefania : Improv from Duel (Simple tones) / Corfu: -
</text:p>
        </text:list-item>
        <text:list-item>
          <text:p text:style-name="Text_20_body">2’ Virginia, Foivos : Improv from Duel (Simple tones)   / Corfu: Enter Niki (1, 2) (p., Crescendo….)
</text:p>
        </text:list-item>
      </text:list>
      <text:p text:style-name="Text_20_body">2b. 2’ Virginia, Foivos : Improv from Duel (Simple tones)  / Corfu: Enter Xenia (3, 4) (more crescendo)
</text:p>
      <text:list text:style-name="OrgNumberedList" text:continue-numbering="false">
        <text:list-item>
          <text:p text:style-name="Text_20_body">2’ Foivos, Marina: Improv from Duel (Simple tones)      / Corfu: Niki and Xenia (1, 2, 3, 4) CLIMAX!
</text:p>
        </text:list-item>
      </text:list>
      <text:p text:style-name="Text_20_body">3b. 2’ Foivos, Marina: Simple tones                        / Corfu: Exit Niki (diminuendo)
</text:p>
      <text:list text:style-name="OrgNumberedList" text:continue-numbering="false">
        <text:list-item>
          <text:p text:style-name="Text_20_body">Virginia, Stefania, Marina                              / Corfu: Exit Xenia (diminuendo)
</text:p>
        </text:list-item>
        <text:list-item>
          <text:p text:style-name="Text_20_body">Virginia, Stefania, Marina, Foivos                      / Corfu: -
</text:p>
        </text:list-item>
      </text:list>
      <text:p text:style-name="Text_20_body"><text:span text:style-name="OrgCode">==========================================</text:span>
<text:span text:style-name="OrgCode">==</text:span> pause, transition to last section <text:span text:style-name="OrgCode">===</text:span>
</text:p>
      <text:p text:style-name="Text_20_body">Sensors 5, 6 -&gt; Elli.
</text:p>
      <text:h text:style-name="Heading_20_1" text:outline-level="1" text:is-list-header="false">
<text:bookmark-start text:name="OrgXref.orgd1e8595"/>
<text:bookmark text:name="orgd1e8595"/>Scene 4
<text:bookmark-end text:name="OrgXref.orgd1e8595"/></text:h>
      <text:p text:style-name="Text_20_body">Solo with Elli and Live coding with Takumi Ikeda
Finally:
Invitation to audience: Extra participation by workshop audience.
Optional: Also CFU: Niki, Xenia.
</text:p>
      <text:p text:style-name="Text_20_body">Sensors:
</text:p>
      <text:list text:style-name="OrgNumberedList" text:continue-numbering="false">
        <text:list-item>
          <text:p text:style-name="Text_20_body">Elli: 5, 6,  5 minutes
</text:p>
        </text:list-item>
        <text:list-item>
          <text:p text:style-name="Text_20_body">Audience: 7, 8  5 minutes
</text:p>
        </text:list-item>
      </text:list>
      <text:p text:style-name="Text_20_body">Optional for part B. :
CFU: 1, 2, 3, 4.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Iannis Zannos</dc:creator>
    <meta:initial-creator>Iannis Zannos</meta:initial-creator>
    <dc:date>2022-05-26T16:39:45</dc:date>
    <meta:creation-date>2022-05-26T16:39:45</meta:creation-date>
    <meta:generator>Emacs 27.2.50 (Org mode 9.5)</meta:generator>
    <meta:keyword/>
    <dc:subject/>
    <dc:title>SCENE PLAN AND INSTRUCTIONS</dc:title>
  </office:meta>
</office:document-meta>
</file>